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b2b2b2" draw:textarea-horizontal-align="justify" draw:textarea-vertical-align="middle" draw:auto-grow-height="false" fo:min-height="1.164cm" fo:min-width="0.914cm"/>
      <style:paragraph-properties style:writing-mode="lr-tb"/>
    </style:style>
    <style:style style:name="gr2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164cm" fo:min-width="0.914cm"/>
      <style:paragraph-properties style:writing-mode="lr-tb"/>
    </style:style>
    <style:style style:name="gr3" style:family="graphic" style:parent-style-name="objectwithoutfill">
      <style:graphic-properties svg:stroke-color="#666666" draw:marker-end="Arrow" draw:marker-end-width="0.3cm" draw:fill="solid" draw:textarea-vertical-align="middle"/>
      <style:paragraph-properties style:writing-mode="lr-tb"/>
    </style:style>
    <style:style style:name="gr4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68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684cm"/>
      <style:paragraph-properties style:writing-mode="lr-tb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2pt" style:font-size-complex="12pt"/>
    </style:style>
    <style:style style:name="P2" style:family="paragraph">
      <loext:graphic-properties draw:fill="solid" draw:fill-color="#b2b2b2"/>
      <style:paragraph-properties fo:text-align="center"/>
      <style:text-properties fo:font-size="10pt" style:font-size-asian="12pt" style:font-size-complex="12pt"/>
    </style:style>
    <style:style style:name="P3" style:family="paragraph">
      <loext:graphic-properties draw:fill="solid" draw:fill-color="#729fcf"/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0pt" fo:font-weight="bold"/>
    </style:style>
    <style:style style:name="P8" style:family="paragraph">
      <loext:graphic-properties draw:fill="none" draw:fill-color="#ffffff"/>
      <style:text-properties fo:font-size="10pt" fo:font-weight="bold"/>
    </style:style>
    <style:style style:name="P9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10" style:family="paragraph">
      <style:paragraph-properties fo:text-align="end"/>
      <style:text-properties fo:font-size="10pt" fo:font-weight="bold"/>
    </style:style>
    <style:style style:name="P11" style:family="paragraph">
      <loext:graphic-properties draw:fill="none" draw:fill-color="#ffffff"/>
      <style:paragraph-properties fo:text-align="end"/>
      <style:text-properties fo:font-size="10pt" fo:font-weight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2cm" svg:height="2cm" svg:x="7.687cm" svg:y="6.2cm">
          <text:p text:style-name="P1"><text:span text:style-name="T1">R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cm" svg:x="12.208cm" svg:y="6.201cm">
          <text:p text:style-name="P1"><text:span text:style-name="T1">B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16.728cm" svg:y="6.202cm">
          <text:p text:style-name="P1"><text:span text:style-name="T1">AB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2cm" svg:x="21.246cm" svg:y="6.203cm">
          <text:p text:style-name="P1"><text:span text:style-name="T1">BRET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cm" svg:height="2cm" svg:x="5.466cm" svg:y="17.703cm">
          <text:p text:style-name="P1"><text:span text:style-name="T1">LEI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6" draw:id="id6" draw:layer="layout" svg:width="2cm" svg:height="2cm" svg:x="13.367cm" svg:y="17.703cm">
          <text:p text:style-name="P1"><text:span text:style-name="T1">ARROZ</text:span></text:p>
          <text:p text:style-name="P1"><text:span text:style-name="T1">5 K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5" xml:id="id7" draw:id="id7" draw:layer="layout" svg:width="2cm" svg:height="2cm" svg:x="21.246cm" svg:y="17.703cm">
          <text:p text:style-name="P4"><text:span text:style-name="T1">AMACIANT</text:span><text:span text:style-name="T1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Camada4" draw:type="curve" svg:x1="7.687cm" svg:y1="7.2cm" svg:x2="5.466cm" svg:y2="18.703cm" draw:start-shape="id1" draw:start-glue-point="6" draw:end-shape="id2" draw:end-glue-point="6" svg:d="M7687 7200c-4083 0-2972 11503-2221 11503" svg:viewBox="0 0 2949 11504">
          <text:p/>
        </draw:connector>
        <draw:connector draw:style-name="gr4" draw:text-style-name="P6" draw:layer="Camada4" draw:type="line" svg:x1="7.98cm" svg:y1="7.907cm" svg:x2="5.759cm" svg:y2="17.996cm" draw:start-shape="id1" draw:start-glue-point="7" draw:end-shape="id2" draw:end-glue-point="5" svg:d="M7980 7907l-2221 10089" svg:viewBox="0 0 2222 10090">
          <text:p/>
        </draw:connector>
        <draw:connector draw:style-name="gr4" draw:text-style-name="P6" draw:layer="Camada4" draw:type="line" svg:x1="12.208cm" svg:y1="7.201cm" svg:x2="6.466cm" svg:y2="17.703cm" draw:start-shape="id3" draw:start-glue-point="6" draw:end-shape="id2" draw:end-glue-point="4" svg:d="M12208 7201l-5742 10502" svg:viewBox="0 0 5743 10503">
          <text:p/>
        </draw:connector>
        <draw:connector draw:style-name="gr4" draw:text-style-name="P6" draw:layer="Camada4" draw:type="line" svg:x1="12.501cm" svg:y1="7.908cm" svg:x2="7.173cm" svg:y2="17.996cm" draw:start-shape="id3" draw:start-glue-point="7" draw:end-shape="id2" draw:end-glue-point="11" svg:d="M12501 7908l-5328 10088" svg:viewBox="0 0 5329 10089">
          <text:p/>
        </draw:connector>
        <draw:connector draw:style-name="gr4" draw:text-style-name="P6" draw:layer="Camada4" draw:type="line" svg:x1="16.728cm" svg:y1="7.202cm" svg:x2="7.466cm" svg:y2="18.703cm" draw:start-shape="id4" draw:start-glue-point="6" draw:end-shape="id2" draw:end-glue-point="10" svg:d="M16728 7202l-9262 11501" svg:viewBox="0 0 9263 11502">
          <text:p/>
        </draw:connector>
        <draw:connector draw:style-name="gr4" draw:text-style-name="P6" draw:layer="Camada4" draw:type="line" svg:x1="21.246cm" svg:y1="7.203cm" svg:x2="7.173cm" svg:y2="19.41cm" draw:start-shape="id5" draw:start-glue-point="6" draw:end-shape="id2" draw:end-glue-point="9" svg:d="M21246 7203l-14073 12207" svg:viewBox="0 0 14074 12208">
          <text:p/>
        </draw:connector>
        <draw:connector draw:style-name="gr4" draw:text-style-name="P6" draw:layer="Camada4" draw:type="line" svg:x1="8.687cm" svg:y1="8.2cm" svg:x2="13.367cm" svg:y2="18.703cm" draw:start-shape="id1" draw:start-glue-point="8" draw:end-shape="id6" draw:end-glue-point="6" svg:d="M8687 8200l4680 10503" svg:viewBox="0 0 4681 10504">
          <text:p/>
        </draw:connector>
        <draw:connector draw:style-name="gr4" draw:text-style-name="P6" draw:layer="Camada4" draw:type="line" svg:x1="9.394cm" svg:y1="7.907cm" svg:x2="13.66cm" svg:y2="17.996cm" draw:start-shape="id1" draw:start-glue-point="9" draw:end-shape="id6" draw:end-glue-point="5" svg:d="M9394 7907l4266 10089" svg:viewBox="0 0 4267 10090">
          <text:p/>
        </draw:connector>
        <draw:connector draw:style-name="gr4" draw:text-style-name="P6" draw:layer="Camada4" draw:type="line" svg:x1="13.208cm" svg:y1="8.201cm" svg:x2="14.367cm" svg:y2="17.703cm" draw:start-shape="id3" draw:start-glue-point="8" draw:end-shape="id6" draw:end-glue-point="4" svg:d="M13208 8201l1159 9502" svg:viewBox="0 0 1160 9503">
          <text:p/>
        </draw:connector>
        <draw:connector draw:style-name="gr4" draw:text-style-name="P6" draw:layer="Camada4" draw:type="line" svg:x1="17.021cm" svg:y1="7.909cm" svg:x2="15.074cm" svg:y2="17.996cm" draw:start-shape="id4" draw:start-glue-point="7" draw:end-shape="id6" draw:end-glue-point="11" svg:d="M17021 7909l-1947 10087" svg:viewBox="0 0 1948 10088">
          <text:p/>
        </draw:connector>
        <draw:connector draw:style-name="gr4" draw:text-style-name="P6" draw:layer="Camada4" draw:type="line" svg:x1="17.728cm" svg:y1="8.202cm" svg:x2="15.367cm" svg:y2="18.703cm" draw:start-shape="id4" draw:start-glue-point="8" draw:end-shape="id6" draw:end-glue-point="10" svg:d="M17728 8202l-2361 10501" svg:viewBox="0 0 2362 10502">
          <text:p/>
        </draw:connector>
        <draw:connector draw:style-name="gr4" draw:text-style-name="P6" draw:layer="Camada4" draw:type="line" svg:x1="21.539cm" svg:y1="7.91cm" svg:x2="15.074cm" svg:y2="19.41cm" draw:start-shape="id5" draw:start-glue-point="7" draw:end-shape="id6" draw:end-glue-point="9" svg:d="M21539 7910l-6465 11500" svg:viewBox="0 0 6466 11501">
          <text:p/>
        </draw:connector>
        <draw:connector draw:style-name="gr4" draw:text-style-name="P6" draw:layer="Camada4" draw:type="line" svg:x1="9.687cm" svg:y1="7.2cm" svg:x2="21.246cm" svg:y2="18.703cm" draw:start-shape="id1" draw:start-glue-point="10" draw:end-shape="id7" draw:end-glue-point="6" svg:d="M9687 7200l11559 11503" svg:viewBox="0 0 11560 11504">
          <text:p/>
        </draw:connector>
        <draw:connector draw:style-name="gr4" draw:text-style-name="P6" draw:layer="Camada4" draw:type="line" svg:x1="13.915cm" svg:y1="7.908cm" svg:x2="21.539cm" svg:y2="17.996cm" draw:start-shape="id3" draw:start-glue-point="9" draw:end-shape="id7" draw:end-glue-point="5" svg:d="M13915 7908l7624 10088" svg:viewBox="0 0 7625 10089">
          <text:p/>
        </draw:connector>
        <draw:connector draw:style-name="gr4" draw:text-style-name="P6" draw:layer="Camada4" draw:type="line" svg:x1="14.208cm" svg:y1="7.201cm" svg:x2="22.246cm" svg:y2="17.703cm" draw:start-shape="id3" draw:start-glue-point="10" draw:end-shape="id7" draw:end-glue-point="4" svg:d="M14208 7201l8038 10502" svg:viewBox="0 0 8039 10503">
          <text:p/>
        </draw:connector>
        <draw:connector draw:style-name="gr4" draw:text-style-name="P6" draw:layer="Camada4" draw:type="line" svg:x1="18.435cm" svg:y1="7.909cm" svg:x2="22.953cm" svg:y2="17.996cm" draw:start-shape="id4" draw:start-glue-point="9" draw:end-shape="id7" draw:end-glue-point="11" svg:d="M18435 7909l4518 10087" svg:viewBox="0 0 4519 10088">
          <text:p/>
        </draw:connector>
        <draw:connector draw:style-name="gr4" draw:text-style-name="P6" draw:layer="Camada4" draw:type="line" svg:x1="22.246cm" svg:y1="8.203cm" svg:x2="23.246cm" svg:y2="18.703cm" draw:start-shape="id5" draw:start-glue-point="8" draw:end-shape="id7" draw:end-glue-point="10" svg:d="M22246 8203l1000 10500" svg:viewBox="0 0 1001 10501">
          <text:p/>
        </draw:connector>
        <draw:connector draw:style-name="gr4" draw:text-style-name="P6" draw:layer="Camada4" draw:type="curve" svg:x1="22.953cm" svg:y1="7.91cm" svg:x2="22.953cm" svg:y2="19.41cm" draw:start-shape="id5" draw:start-glue-point="9" draw:end-shape="id7" draw:end-glue-point="9" svg:d="M22953 7910c1221 0 1221 11500 0 11500" svg:viewBox="0 0 917 11501">
          <text:p/>
        </draw:connector>
        <draw:g>
          <draw:frame draw:style-name="gr5" draw:text-style-name="P8" draw:layer="Camada4" svg:width="1.184cm" svg:height="0.645cm" draw:transform="rotate (1.4470524828285) translate (4.1cm 12.733cm)">
            <draw:text-box>
              <text:p text:style-name="P7">3,59</text:p>
            </draw:text-box>
          </draw:frame>
          <draw:frame draw:style-name="gr6" draw:text-style-name="P9" draw:layer="Camada4" svg:width="1.78cm" svg:height="0.645cm" draw:transform="rotate (1.4470524828285) translate (4.199cm 11.935cm)">
            <draw:text-box>
              <text:p><text:span text:style-name="T2">ITAMBÉ</text:span></text:p>
            </draw:text-box>
          </draw:frame>
        </draw:g>
        <draw:g>
          <draw:frame draw:style-name="gr5" draw:text-style-name="P8" draw:layer="Camada4" svg:width="1.184cm" svg:height="0.645cm" draw:transform="rotate (1.36903626526435) translate (6.371cm 12.982cm)">
            <draw:text-box>
              <text:p text:style-name="P7">3,29</text:p>
            </draw:text-box>
          </draw:frame>
          <draw:frame draw:style-name="gr6" draw:text-style-name="P9" draw:layer="Camada4" svg:width="2.119cm" svg:height="0.645cm" draw:transform="rotate (1.36903626526435) translate (6.532cm 12.194cm)">
            <draw:text-box>
              <text:p><text:span text:style-name="T2">JUSSARA</text:span></text:p>
            </draw:text-box>
          </draw:frame>
        </draw:g>
        <draw:g>
          <draw:frame draw:style-name="gr5" draw:text-style-name="P8" draw:layer="Camada4" svg:width="1.184cm" svg:height="0.645cm" draw:transform="rotate (1.07372655582691) translate (7.787cm 14.163cm)">
            <draw:text-box>
              <text:p text:style-name="P7">3,49</text:p>
            </draw:text-box>
          </draw:frame>
          <draw:frame draw:style-name="gr6" draw:text-style-name="P9" draw:layer="Camada4" svg:width="1.78cm" svg:height="0.645cm" draw:transform="rotate (1.07372655582691) translate (8.17cm 13.456cm)">
            <draw:text-box>
              <text:p><text:span text:style-name="T2">ITAMBÉ</text:span></text:p>
            </draw:text-box>
          </draw:frame>
        </draw:g>
        <draw:g>
          <draw:frame draw:style-name="gr5" draw:text-style-name="P8" draw:layer="Camada4" svg:width="1.184cm" svg:height="0.645cm" draw:transform="rotate (1.07372655582691) translate (8.066cm 15.195cm)">
            <draw:text-box>
              <text:p text:style-name="P7">3,19</text:p>
            </draw:text-box>
          </draw:frame>
          <draw:frame draw:style-name="gr6" draw:text-style-name="P9" draw:layer="Camada4" svg:width="2.339cm" svg:height="0.645cm" draw:transform="rotate (1.07372655582691) translate (8.449cm 14.488cm)">
            <draw:text-box>
              <text:p><text:span text:style-name="T2">PARMALAT</text:span></text:p>
            </draw:text-box>
          </draw:frame>
        </draw:g>
        <draw:g>
          <draw:frame draw:style-name="gr5" draw:text-style-name="P8" draw:layer="Camada4" svg:width="1.184cm" svg:height="0.645cm" draw:transform="rotate (0.904604151308661) translate (8.709cm 16.274cm)">
            <draw:text-box>
              <text:p text:style-name="P7">3,59</text:p>
            </draw:text-box>
          </draw:frame>
          <draw:frame draw:style-name="gr6" draw:text-style-name="P9" draw:layer="Camada4" svg:width="1.78cm" svg:height="0.645cm" draw:transform="rotate (0.904604151308661) translate (9.206cm 15.642cm)">
            <draw:text-box>
              <text:p><text:span text:style-name="T2">ITAMBÉ</text:span></text:p>
            </draw:text-box>
          </draw:frame>
        </draw:g>
        <draw:g>
          <draw:frame draw:style-name="gr5" draw:text-style-name="P8" draw:layer="Camada4" svg:width="1.184cm" svg:height="0.645cm" draw:transform="rotate (0.719948316447661) translate (9.039cm 17.123cm)">
            <draw:text-box>
              <text:p text:style-name="P10">3,69</text:p>
            </draw:text-box>
          </draw:frame>
          <draw:frame draw:style-name="gr6" draw:text-style-name="P9" draw:layer="Camada4" svg:width="1.78cm" svg:height="0.645cm" draw:transform="rotate (0.719948316447661) translate (9.644cm 16.592cm)">
            <draw:text-box>
              <text:p><text:span text:style-name="T2">ITAMBÉ</text:span></text:p>
            </draw:text-box>
          </draw:frame>
        </draw:g>
        <draw:g>
          <draw:frame draw:style-name="gr7" draw:text-style-name="P11" draw:layer="Camada4" svg:width="1.434cm" svg:height="1.039cm" draw:transform="rotate (-1.16640353910781) translate (12.361cm 15.177cm)">
            <draw:text-box>
              <text:p text:style-name="P10">13,69</text:p>
            </draw:text-box>
          </draw:frame>
          <draw:frame draw:style-name="gr6" draw:text-style-name="P9" draw:layer="Camada4" svg:width="1.264cm" svg:height="0.645cm" draw:transform="rotate (-1.16640353910781) translate (12.776cm 16.146cm)">
            <draw:text-box>
              <text:p><text:span text:style-name="T2">BIJU</text:span></text:p>
            </draw:text-box>
          </draw:frame>
        </draw:g>
        <draw:g>
          <draw:frame draw:style-name="gr7" draw:text-style-name="P11" draw:layer="Camada4" svg:width="1.434cm" svg:height="1.039cm" draw:transform="rotate (-1.16640353910781) translate (12.754cm 14.518cm)">
            <draw:text-box>
              <text:p text:style-name="P10">19,69</text:p>
            </draw:text-box>
          </draw:frame>
          <draw:frame draw:style-name="gr6" draw:text-style-name="P9" draw:layer="Camada4" svg:width="2.149cm" svg:height="0.645cm" draw:transform="rotate (-1.16640353910781) translate (13.169cm 15.487cm)">
            <draw:text-box>
              <text:p><text:span text:style-name="T2">TIO JOÃO</text:span></text:p>
            </draw:text-box>
          </draw:frame>
        </draw:g>
        <draw:g>
          <draw:frame draw:style-name="gr7" draw:text-style-name="P11" draw:layer="Camada4" svg:width="1.434cm" svg:height="1.039cm" draw:transform="rotate (-1.43902396826932) translate (14.457cm 13.923cm)">
            <draw:text-box>
              <text:p text:style-name="P10">13,89</text:p>
            </draw:text-box>
          </draw:frame>
          <draw:frame draw:style-name="gr6" draw:text-style-name="P9" draw:layer="Camada4" svg:width="1.264cm" svg:height="0.645cm" draw:transform="rotate (-1.43902396826932) translate (14.596cm 14.968cm)">
            <draw:text-box>
              <text:p><text:span text:style-name="T2">BIJU</text:span></text:p>
            </draw:text-box>
          </draw:frame>
        </draw:g>
        <draw:g>
          <draw:frame draw:style-name="gr7" draw:text-style-name="P11" draw:layer="Camada4" svg:width="1.434cm" svg:height="1.039cm" draw:transform="rotate (-1.76784399934506) translate (16.295cm 14.301cm)">
            <draw:text-box>
              <text:p text:style-name="P10">13,79</text:p>
            </draw:text-box>
          </draw:frame>
          <draw:frame draw:style-name="gr6" draw:text-style-name="P9" draw:layer="Camada4" svg:width="1.264cm" svg:height="0.645cm" draw:transform="rotate (-1.76784399934506) translate (16.089cm 15.335cm)">
            <draw:text-box>
              <text:p><text:span text:style-name="T2">BIJU</text:span></text:p>
            </draw:text-box>
          </draw:frame>
        </draw:g>
        <draw:g>
          <draw:frame draw:style-name="gr7" draw:text-style-name="P11" draw:layer="Camada4" svg:width="1.434cm" svg:height="1.039cm" draw:transform="rotate (-1.80554311118813) translate (16.905cm 14.529cm)">
            <draw:text-box>
              <text:p text:style-name="P10">19,99</text:p>
            </draw:text-box>
          </draw:frame>
          <draw:frame draw:style-name="gr6" draw:text-style-name="P9" draw:layer="Camada4" svg:width="2.149cm" svg:height="0.645cm" draw:transform="rotate (-1.80554311118813) translate (16.66cm 15.555cm)">
            <draw:text-box>
              <text:p><text:span text:style-name="T2">TIO JOÃO</text:span></text:p>
            </draw:text-box>
          </draw:frame>
        </draw:g>
        <draw:g>
          <draw:frame draw:style-name="gr7" draw:text-style-name="P11" draw:layer="Camada4" svg:width="1.434cm" svg:height="1.039cm" draw:transform="rotate (-2.10242361695237) translate (17.766cm 15.73cm)">
            <draw:text-box>
              <text:p text:style-name="P10">14,99</text:p>
            </draw:text-box>
          </draw:frame>
          <draw:frame draw:style-name="gr6" draw:text-style-name="P9" draw:layer="Camada4" svg:width="1.264cm" svg:height="0.645cm" draw:transform="rotate (-2.10242361695237) translate (17.232cm 16.639cm)">
            <draw:text-box>
              <text:p><text:span text:style-name="T2">BIJU</text:span></text:p>
            </draw:text-box>
          </draw:frame>
        </draw:g>
        <draw:g>
          <draw:frame draw:style-name="gr5" draw:text-style-name="P8" draw:layer="Camada4" svg:width="1.184cm" svg:height="0.645cm" draw:transform="rotate (-0.792554013330626) translate (18.579cm 15.36cm)">
            <draw:text-box>
              <text:p text:style-name="P7">6,39</text:p>
            </draw:text-box>
          </draw:frame>
          <draw:frame draw:style-name="gr6" draw:text-style-name="P9" draw:layer="Camada4" svg:width="1.201cm" svg:height="0.645cm" draw:transform="rotate (-0.792554013330626) translate (19.143cm 15.932cm)">
            <draw:text-box>
              <text:p><text:span text:style-name="T2">YPÊ</text:span></text:p>
            </draw:text-box>
          </draw:frame>
        </draw:g>
        <draw:g>
          <draw:frame draw:style-name="gr5" draw:text-style-name="P8" draw:layer="Camada4" svg:width="1.184cm" svg:height="0.645cm" draw:transform="rotate (-0.928340629135784) translate (19.804cm 14.847cm)">
            <draw:text-box>
              <text:p text:style-name="P7">6,29</text:p>
            </draw:text-box>
          </draw:frame>
          <draw:frame draw:style-name="gr6" draw:text-style-name="P9" draw:layer="Camada4" svg:width="1.201cm" svg:height="0.645cm" draw:transform="rotate (-0.928340629135784) translate (20.285cm 15.491cm)">
            <draw:text-box>
              <text:p><text:span text:style-name="T2">YPÊ</text:span></text:p>
            </draw:text-box>
          </draw:frame>
        </draw:g>
        <draw:g>
          <draw:frame draw:style-name="gr5" draw:text-style-name="P8" draw:layer="Camada4" svg:width="1.184cm" svg:height="0.645cm" draw:transform="rotate (-0.928340629135784) translate (20.682cm 14.848cm)">
            <draw:text-box>
              <text:p text:style-name="P7">5,99</text:p>
            </draw:text-box>
          </draw:frame>
          <draw:frame draw:style-name="gr6" draw:text-style-name="P9" draw:layer="Camada4" svg:width="0.989cm" svg:height="0.645cm" draw:transform="rotate (-0.928340629135784) translate (21.163cm 15.492cm)">
            <draw:text-box>
              <text:p><text:span text:style-name="T2">BH</text:span></text:p>
            </draw:text-box>
          </draw:frame>
        </draw:g>
        <draw:g>
          <draw:frame draw:style-name="gr5" draw:text-style-name="P8" draw:layer="Camada4" svg:width="1.184cm" svg:height="0.645cm" draw:transform="rotate (-1.15121917461546) translate (21.512cm 13.603cm)">
            <draw:text-box>
              <text:p text:style-name="P7">8,99</text:p>
            </draw:text-box>
          </draw:frame>
          <draw:frame draw:style-name="gr6" draw:text-style-name="P9" draw:layer="Camada4" svg:width="2.276cm" svg:height="0.645cm" draw:transform="rotate (-1.15121917461546) translate (21.839cm 14.337cm)">
            <draw:text-box>
              <text:p><text:span text:style-name="T2">COMFORT</text:span></text:p>
            </draw:text-box>
          </draw:frame>
        </draw:g>
        <draw:g>
          <draw:frame draw:style-name="gr5" draw:text-style-name="P8" draw:layer="Camada4" svg:width="1.184cm" svg:height="0.645cm" draw:transform="rotate (-1.46031698514366) translate (23.217cm 12.875cm)">
            <draw:text-box>
              <text:p text:style-name="P7">6,19</text:p>
            </draw:text-box>
          </draw:frame>
          <draw:frame draw:style-name="gr6" draw:text-style-name="P9" draw:layer="Camada4" svg:width="1.201cm" svg:height="0.645cm" draw:transform="rotate (-1.46031698514366) translate (23.305cm 13.674cm)">
            <draw:text-box>
              <text:p><text:span text:style-name="T2">YPÊ</text:span></text:p>
            </draw:text-box>
          </draw:frame>
        </draw:g>
        <draw:g>
          <draw:frame draw:style-name="gr5" draw:text-style-name="P8" draw:layer="Camada4" svg:width="1.184cm" svg:height="0.645cm" draw:transform="rotate (-1.59174027781883) translate (24.542cm 12.733cm)">
            <draw:text-box>
              <text:p text:style-name="P7">8,99</text:p>
            </draw:text-box>
          </draw:frame>
          <draw:frame draw:style-name="gr6" draw:text-style-name="P9" draw:layer="Camada4" svg:width="2.276cm" svg:height="0.645cm" draw:transform="rotate (-1.59174027781883) translate (24.525cm 13.537cm)">
            <draw:text-box>
              <text:p><text:span text:style-name="T2">COMFORT</text:span></text:p>
            </draw:text-box>
          </draw:frame>
        </draw:g>
        <draw:custom-shape draw:style-name="gr2" draw:text-style-name="P3" xml:id="id8" draw:id="id8" draw:layer="Camada4" svg:width="2cm" svg:height="2cm" svg:x="14.466cm" svg:y="1.1cm">
          <text:p text:style-name="P1"><text:span text:style-name="T1">VÉRTICE</text:span></text:p>
          <text:p text:style-name="P1"><text:span text:style-name="T1">INIC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Camada4" draw:type="line" svg:x1="14.466cm" svg:y1="2.1cm" svg:x2="8.687cm" svg:y2="6.2cm" draw:start-shape="id8" draw:start-glue-point="6" draw:end-shape="id1" draw:end-glue-point="4" svg:d="M14466 2100l-5779 4100" svg:viewBox="0 0 5780 4101">
          <text:p/>
        </draw:connector>
        <draw:connector draw:style-name="gr8" draw:text-style-name="P12" draw:layer="Camada4" draw:type="line" svg:x1="14.759cm" svg:y1="2.807cm" svg:x2="13.208cm" svg:y2="6.201cm" draw:start-shape="id8" draw:start-glue-point="7" draw:end-shape="id3" draw:end-glue-point="4" svg:d="M14759 2807l-1551 3394" svg:viewBox="0 0 1552 3395">
          <text:p/>
        </draw:connector>
        <draw:connector draw:style-name="gr8" draw:text-style-name="P12" draw:layer="Camada4" draw:type="line" svg:x1="16.173cm" svg:y1="2.807cm" svg:x2="17.728cm" svg:y2="6.202cm" draw:start-shape="id8" draw:start-glue-point="9" draw:end-shape="id4" draw:end-glue-point="4" svg:d="M16173 2807l1555 3395" svg:viewBox="0 0 1556 3396">
          <text:p/>
        </draw:connector>
        <draw:connector draw:style-name="gr8" draw:text-style-name="P12" draw:layer="Camada4" draw:type="line" svg:x1="16.466cm" svg:y1="2.1cm" svg:x2="22.246cm" svg:y2="6.203cm" draw:start-shape="id8" draw:start-glue-point="10" draw:end-shape="id5" draw:end-glue-point="4" svg:d="M16466 2100l5780 4103" svg:viewBox="0 0 5781 41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mada4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9:24:51.814012289</meta:creation-date>
    <dc:date>2020-07-23T20:31:48.831107193</dc:date>
    <meta:editing-duration>PT1M23S</meta:editing-duration>
    <meta:editing-cycles>2</meta:editing-cycles>
    <meta:generator>LibreOffice/6.4.4.2$Linux_X86_64 LibreOffice_project/40$Build-2</meta:generator>
    <meta:document-statistic meta:object-count="84"/>
  </office:meta>
</office:document-meta>
</file>